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ccff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99ff66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lock speed</text:p>
          </table:table-cell>
          <table:table-cell table:formula="of:=12*10^6" office:value-type="float" office:value="12000000" calcext:value-type="float">
            <text:p>120000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clock period</text:p>
          </table:table-cell>
          <table:table-cell table:formula="of:=1/[.B1]" office:value-type="float" office:value="0.0000000833333333333333" calcext:value-type="float">
            <text:p>8,33333333333333E-0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width</text:p>
          </table:table-cell>
          <table:table-cell table:style-name="ce1" office:value-type="float" office:value="640" calcext:value-type="float">
            <text:p>640</text:p>
          </table:table-cell>
          <table:table-cell/>
        </table:table-row>
        <table:table-row table:style-name="ro1">
          <table:table-cell table:style-name="ce2" office:value-type="string" calcext:value-type="string">
            <text:p>height</text:p>
          </table:table-cell>
          <table:table-cell table:style-name="ce2" office:value-type="float" office:value="480" calcext:value-type="float">
            <text:p>480</text:p>
          </table:table-cell>
          <table:table-cell/>
        </table:table-row>
        <table:table-row table:style-name="ro1">
          <table:table-cell table:style-name="ce1" office:value-type="string" calcext:value-type="string">
            <text:p>horizontal back porch</text:p>
          </table:table-cell>
          <table:table-cell table:style-name="ce1"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1" office:value-type="string" calcext:value-type="string">
            <text:p>horizontal front porch</text:p>
          </table:table-cell>
          <table:table-cell table:style-name="ce1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1" office:value-type="string" calcext:value-type="string">
            <text:p>horizontal sync pulse</text:p>
          </table:table-cell>
          <table:table-cell table:style-name="ce1" office:value-type="float" office:value="96" calcext:value-type="float">
            <text:p>96</text:p>
          </table:table-cell>
          <table:table-cell/>
        </table:table-row>
        <table:table-row table:style-name="ro1">
          <table:table-cell table:style-name="ce2" office:value-type="string" calcext:value-type="string">
            <text:p>vertical back porch</text:p>
          </table:table-cell>
          <table:table-cell table:style-name="ce2"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2" office:value-type="string" calcext:value-type="string">
            <text:p>vertical front porch</text:p>
          </table:table-cell>
          <table:table-cell table:style-name="ce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string" calcext:value-type="string">
            <text:p>vertical sync pulse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width</text:p>
          </table:table-cell>
          <table:table-cell table:style-name="ce1" table:formula="of:=[.B4]+[.B6]+[.B7]+[.B8]" office:value-type="float" office:value="800" calcext:value-type="float">
            <text:p>800</text:p>
          </table:table-cell>
          <table:table-cell/>
        </table:table-row>
        <table:table-row table:style-name="ro1">
          <table:table-cell table:style-name="ce2" office:value-type="string" calcext:value-type="string">
            <text:p>vheight</text:p>
          </table:table-cell>
          <table:table-cell table:style-name="ce2" table:formula="of:=[.B5]+[.B9]+[.B10]+[.B11]" office:value-type="float" office:value="525" calcext:value-type="float">
            <text:p>52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Vertical sync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imer2</text:p>
          </table:table-cell>
          <table:table-cell table:style-name="ce4"/>
          <table:table-cell/>
        </table:table-row>
        <table:table-row table:style-name="ro1">
          <table:table-cell table:style-name="ce5" office:value-type="string" calcext:value-type="string">
            <text:p>Prescale</text:p>
          </table:table-cell>
          <table:table-cell table:style-name="ce5" office:value-type="float" office:value="1024" calcext:value-type="float">
            <text:p>1024</text:p>
          </table:table-cell>
          <table:table-cell/>
        </table:table-row>
        <table:table-row table:style-name="ro1">
          <table:table-cell table:style-name="ce5" office:value-type="string" calcext:value-type="string">
            <text:p>count period</text:p>
          </table:table-cell>
          <table:table-cell table:style-name="ce5" table:formula="of:=1/([.B1]/[.B18])" office:value-type="float" office:value="0.0000853333333333333" calcext:value-type="float">
            <text:p>8,53333333333333E-0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5" office:value-type="string" calcext:value-type="string">
            <text:p>Period 1/60</text:p>
          </table:table-cell>
          <table:table-cell table:style-name="ce5" table:formula="of:=1/60" office:value-type="float" office:value="0.0166666666666667" calcext:value-type="float">
            <text:p>0,016666666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5" office:value-type="string" calcext:value-type="string">
            <text:p>count up to (OCR2)</text:p>
          </table:table-cell>
          <table:table-cell table:style-name="ce5" table:formula="of:=[.B20]/[.B19]" office:value-type="float" office:value="195.3125" calcext:value-type="float">
            <text:p>195,3125</text:p>
          </table:table-cell>
          <table:table-cell/>
        </table:table-row>
        <table:table-row table:style-name="ro1">
          <table:table-cell table:style-name="ce5" office:value-type="string" calcext:value-type="string">
            <text:p>one line t</text:p>
          </table:table-cell>
          <table:table-cell table:style-name="ce5" table:formula="of:=[.B20]/[.B14]" office:value-type="float" office:value="0.0000317460317460317" calcext:value-type="float">
            <text:p>0,0000317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ulse widt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horizontal sync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horizontal period</text:p>
          </table:table-cell>
          <table:table-cell table:formula="of:=[.B20]/[.B14]" office:value-type="float" office:value="0.0000317460317460317" calcext:value-type="float">
            <text:p>0,0000317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7" office:value-type="string" calcext:value-type="string">
            <text:p>Timer1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horizontal sync freq</text:p>
          </table:table-cell>
          <table:table-cell table:formula="of:=[.B20]/[.B14]" office:value-type="float" office:value="0.0000317460317460317" calcext:value-type="float">
            <text:p>0,0000317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ync pulse width</text:p>
          </table:table-cell>
          <table:table-cell table:formula="of:=[.B28]/[.B13]" office:value-type="float" office:value="0.0000000396825396825397" calcext:value-type="float">
            <text:p>3,96825396825397E-0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table:formula="of:=1/[.B29]" office:value-type="float" office:value="25200000" calcext:value-type="float">
            <text:p>252000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horizontal sync pulse</text:p>
          </table:table-cell>
          <table:table-cell table:formula="of:=96*[.B29]" office:value-type="float" office:value="0.00000380952380952381" calcext:value-type="float">
            <text:p>3,80952380952381E-0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ount period</text:p>
          </table:table-cell>
          <table:table-cell table:formula="of:=1/([.B1]/[.B32])" office:value-type="float" office:value="0.000000666666666666667" calcext:value-type="float">
            <text:p>6,66666666666667E-07</text:p>
          </table:table-cell>
          <table:table-cell/>
        </table:table-row>
        <table:table-row table:style-name="ro1">
          <table:table-cell office:value-type="string" calcext:value-type="string">
            <text:p>count up to (OCR1A)</text:p>
          </table:table-cell>
          <table:table-cell table:formula="of:=([.B26]*[.B1])/[.B32]" office:value-type="float" office:value="47.6190476190476" calcext:value-type="float">
            <text:p>47,619047619</text:p>
          </table:table-cell>
          <table:table-cell/>
        </table:table-row>
        <table:table-row table:style-name="ro1">
          <table:table-cell office:value-type="string" calcext:value-type="string">
            <text:p>count OCR1B up to</text:p>
          </table:table-cell>
          <table:table-cell table:formula="of:=([.B31]*[.B1])/[.B32]" office:value-type="float" office:value="5.71428571428571" calcext:value-type="float">
            <text:p>5,71428571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6:18:31.100046812</meta:creation-date>
    <dc:date>2018-05-06T17:38:15.275099750</dc:date>
    <meta:editing-duration>PT17M52S</meta:editing-duration>
    <meta:editing-cycles>4</meta:editing-cycles>
    <meta:generator>LibreOffice/5.1.6.2$Linux_X86_64 LibreOffice_project/10m0$Build-2</meta:generator>
    <meta:document-statistic meta:table-count="1" meta:cell-count="67" meta:object-count="0"/>
  </office:meta>
</office:document-meta>
</file>